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Orig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F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xml:id="id2" draw:id="id2" draw:layer="layout" draw:type="line" svg:x1="11.635cm" svg:y1="4.9cm" svg:x2="11.641cm" svg:y2="8.178cm" draw:start-shape="id1" draw:start-glue-point="2" svg:d="M11635 4900l6 3278" svg:viewBox="0 0 7 3279">
          <text:p/>
        </draw:connector>
        <draw:connector draw:style-name="gr2" draw:text-style-name="P3" xml:id="id4" draw:id="id4" draw:layer="layout" draw:type="line" svg:x1="11.641cm" svg:y1="8.178cm" svg:x2="21.182cm" svg:y2="9.42cm" draw:start-shape="id2" draw:start-glue-point="3" svg:d="M11641 8178l9541 1242" svg:viewBox="0 0 9542 1243">
          <text:p/>
        </draw:connector>
        <draw:connector draw:style-name="gr3" draw:text-style-name="P3" draw:layer="layout" draw:type="line" svg:x1="21.235cm" svg:y1="4.9cm" svg:x2="21.182cm" svg:y2="9.42cm" draw:start-shape="id3" draw:start-glue-point="2" draw:end-shape="id4" draw:end-glue-point="3" svg:d="M21235 4900l-53 4520" svg:viewBox="0 0 54 4521">
          <text:p/>
        </draw:connector>
        <draw:connector draw:style-name="gr2" draw:text-style-name="P3" xml:id="id5" draw:id="id5" draw:layer="layout" draw:type="line" svg:x1="11.641cm" svg:y1="8.178cm" svg:x2="11.682cm" svg:y2="13.389cm" draw:start-shape="id2" draw:start-glue-point="3" svg:d="M11641 8178l41 5211" svg:viewBox="0 0 42 5212">
          <text:p/>
        </draw:connector>
        <draw:connector draw:style-name="gr2" draw:text-style-name="P3" draw:layer="layout" draw:type="line" svg:x1="11.682cm" svg:y1="13.389cm" svg:x2="21.182cm" svg:y2="14.832cm" draw:start-shape="id5" draw:start-glue-point="3" draw:end-shape="id6" draw:end-glue-point="3" svg:d="M11682 13389l9500 1443" svg:viewBox="0 0 9501 1444">
          <text:p/>
        </draw:connector>
        <draw:connector draw:style-name="gr2" draw:text-style-name="P3" xml:id="id6" draw:id="id6" draw:layer="layout" draw:type="line" svg:x1="21.182cm" svg:y1="9.42cm" svg:x2="21.182cm" svg:y2="14.832cm" draw:start-shape="id4" draw:start-glue-point="3" svg:d="M21182 9420v5412" svg:viewBox="0 0 1 5413">
          <text:p/>
        </draw:connector>
        <draw:connector draw:style-name="gr2" draw:text-style-name="P3" draw:layer="layout" draw:type="line" svg:x1="11.682cm" svg:y1="13.389cm" svg:x2="11.722cm" svg:y2="18.16cm" draw:start-shape="id5" draw:start-glue-point="3" svg:d="M11682 13389l40 4771" svg:viewBox="0 0 41 4772">
          <text:p/>
        </draw:connector>
        <draw:connector draw:style-name="gr2" draw:text-style-name="P3" draw:layer="layout" draw:type="line" svg:x1="21.182cm" svg:y1="14.832cm" svg:x2="21.182cm" svg:y2="18.48cm" draw:start-shape="id6" draw:start-glue-point="3" svg:d="M21182 14832v3648" svg:viewBox="0 0 1 3649">
          <text:p/>
        </draw:connector>
        <draw:custom-shape draw:style-name="gr4" draw:text-style-name="P4" xml:id="id7" draw:id="id7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8" draw:id="id8" draw:layer="layout" svg:width="2.4cm" svg:height="1.8cm" svg:x="10.5cm" svg:y="5.4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2.4cm" svg:height="1.8cm" svg:x="10.5cm" svg:y="10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2.4cm" svg:height="1.8cm" svg:x="10.5cm" svg:y="14.9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1.2cm" svg:x="15.6cm" svg:y="8.3cm">
          <text:p text:style-name="P5"><text:span text:style-name="T2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cm" svg:height="1.8cm" svg:x="15.2cm" svg:y="13.2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9cm" svg:height="1.5cm" svg:x="20.2cm" svg:y="11.2cm">
          <text:p text:style-name="P7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9cm" svg:height="1.5cm" svg:x="20.2cm" svg:y="15.8cm">
          <text:p text:style-name="P7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8.017cm" svg:y1="8.424cm" svg:x2="10.851cm" svg:y2="6.937cm" draw:start-shape="id7" draw:start-glue-point="11" draw:end-shape="id8" draw:end-glue-point="7" svg:d="M8017 8424l2834-1487" svg:viewBox="0 0 2835 1488">
          <text:p/>
        </draw:connector>
        <draw:connector draw:style-name="gr6" draw:text-style-name="P3" draw:layer="layout" draw:type="line" svg:x1="9.1cm" svg:y1="10.897cm" svg:x2="10.5cm" svg:y2="10.9cm" draw:start-shape="id7" draw:start-glue-point="10" draw:end-shape="id9" svg:d="M9100 10897l1400 3" svg:viewBox="0 0 1401 4">
          <text:p/>
        </draw:connector>
        <draw:connector draw:style-name="gr6" draw:text-style-name="P3" draw:layer="layout" draw:type="line" svg:x1="8.017cm" svg:y1="13.37cm" svg:x2="10.851cm" svg:y2="15.163cm" draw:start-shape="id7" draw:start-glue-point="9" draw:end-shape="id10" draw:end-glue-point="5" svg:d="M8017 13370l2834 1793" svg:viewBox="0 0 2835 1794">
          <text:p/>
        </draw:connector>
        <draw:custom-shape draw:style-name="gr7" draw:text-style-name="P9" draw:layer="layout" svg:width="8.9cm" svg:height="4.6cm" svg:x="1.3cm" svg:y="15cm">
          <text:p text:style-name="P1"><text:span text:style-name="T4">Also, original people</text:span></text:p>
          <text:p text:style-name="P1"><text:span text:style-name="T4">don’t have infinite</text:span></text:p>
          <text:p text:style-name="P1"><text:span text:style-name="T4">human power.</text:span></text:p>
          <draw:enhanced-geometry svg:viewBox="0 0 21600 21600" draw:text-areas="800 800 20800 20800" draw:type="round-rectangular-callout" draw:modifiers="8423.05358948433 -6995.00108672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5-14T13:03:54.293460849</dc:date>
    <meta:editing-duration>PT1H58M44S</meta:editing-duration>
    <meta:editing-cycles>153</meta:editing-cycles>
    <meta:generator>LibreOffice/5.2.7.2$Linux_X86_64 LibreOffice_project/20m0$Build-2</meta:generator>
    <meta:document-statistic meta:object-count="22"/>
  </office:meta>
</office:document-meta>
</file>